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56b2" officeooo:paragraph-rsid="001956b2"/>
    </style:style>
    <style:style style:name="P2" style:family="paragraph" style:parent-style-name="Standard">
      <style:paragraph-properties fo:text-align="center" style:justify-single-word="false"/>
      <style:text-properties officeooo:rsid="001956b2" officeooo:paragraph-rsid="001956b2"/>
    </style:style>
    <style:style style:name="P3" style:family="paragraph" style:parent-style-name="Standard">
      <style:text-properties fo:font-style="italic" officeooo:rsid="001956b2" officeooo:paragraph-rsid="001956b2" style:font-style-asian="italic" style:font-style-complex="italic"/>
    </style:style>
    <style:style style:name="P4" style:family="paragraph" style:parent-style-name="Standard">
      <style:text-properties officeooo:rsid="001b06b4" officeooo:paragraph-rsid="001b06b4"/>
    </style:style>
    <style:style style:name="P5" style:family="paragraph" style:parent-style-name="Standard">
      <style:text-properties officeooo:rsid="001c192a" officeooo:paragraph-rsid="001c192a"/>
    </style:style>
    <style:style style:name="P6" style:family="paragraph" style:parent-style-name="Standard">
      <style:text-properties officeooo:rsid="001eb802" officeooo:paragraph-rsid="001eb802"/>
    </style:style>
    <style:style style:name="P7" style:family="paragraph" style:parent-style-name="Heading_20_3">
      <style:paragraph-properties fo:break-before="page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956b2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56b2"/>
    </style:style>
    <style:style style:name="T4" style:family="text">
      <style:text-properties officeooo:rsid="001b06b4"/>
    </style:style>
    <style:style style:name="T5" style:family="text">
      <style:text-properties officeooo:rsid="001c192a"/>
    </style:style>
    <style:style style:name="T6" style:family="text">
      <style:text-properties officeooo:rsid="001d7ff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style:text-position="-33% 58%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835in" fo:min-width="0.94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835in" fo:min-width="0.563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575in" fo:min-width="0.15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pace</text:span> Jumping <text:span text:style-name="T4">Example</text:span></text:p>
      <text:p text:style-name="P2">by Sven Nilsen, 2020</text:p>
      <text:p text:style-name="Standard"/>
      <text:p text:style-name="P3">In this paper I present an <text:span text:style-name="T4">example</text:span> for learning Path Semantical Logic.</text:p>
      <text:p text:style-name="P1"/>
      <text:p text:style-name="P4">The Space Jumping Example is a proof in Path Semantical Logic<text:span text:style-name="T8"><text:reference-ref text:reference-format="text" text:ref-name="path semantical logic">[1]</text:reference-ref></text:span>:</text:p>
      <text:p text:style-name="Standard"/>
      <text:p text:style-name="Standard"><text:tab/><text:span text:style-name="T1">(a, b</text:span><text:span text:style-name="T3">0</text:span><text:span text:style-name="T1">, b</text:span><text:span text:style-name="T3">1</text:span><text:span text:style-name="T1">, c) (A, B, C):</text:span></text:p>
      <text:p text:style-name="Standard"><text:tab/><text:span text:style-name="T1">a(A), b</text:span><text:span text:style-name="T3">0</text:span><text:span text:style-name="T1">(B), b</text:span><text:span text:style-name="T3">1</text:span><text:span text:style-name="T1">(B), c(C), a=b</text:span><text:span text:style-name="T3">0</text:span><text:span text:style-name="T1">, b</text:span><text:span text:style-name="T3">1</text:span><text:span text:style-name="T1">=c <text:s text:c="3"/>=&gt; <text:s text:c="3"/>A=C</text:span></text:p>
      <text:p text:style-name="Standard"/>
      <text:p text:style-name="P4">Here, the tuple `<text:span text:style-name="T1">(a, b</text:span><text:span text:style-name="T3">0</text:span><text:span text:style-name="T1">, b</text:span><text:span text:style-name="T3">1</text:span><text:span text:style-name="T1">, c)</text:span>` has level 1 and the tuple `<text:span text:style-name="T1">(A, B, C)</text:span>` has level 0.</text:p>
      <text:p text:style-name="P4">The notation `a(A)` means `a=&gt;A` where `A` is at a lower level.</text:p>
      <text:p text:style-name="Standard"/>
      <text:p text:style-name="P1">This can be visualized as following:</text:p>
      <text:p text:style-name="P1"/>
      <text:p text:style-name="P1"><draw:frame text:anchor-type="paragraph" draw:z-index="10" draw:name="Shape4" draw:style-name="gr5" draw:text-style-name="P11" svg:width="0.2004in" svg:height="0.2224in" svg:x="2.2366in" svg:y="0.1638in"><draw:text-box><text:p>B</text:p></draw:text-box></draw:frame><draw:frame text:anchor-type="paragraph" draw:z-index="11" draw:name="Shape4" draw:style-name="gr5" draw:text-style-name="P11" svg:width="0.215in" svg:height="0.2224in" svg:x="3.9402in" svg:y="0.1709in"><draw:text-box><text:p>C</text:p></draw:text-box></draw:frame></text:p>
      <text:p text:style-name="P1"><draw:custom-shape text:anchor-type="paragraph" draw:z-index="2" draw:name="Shape1" draw:style-name="gr2" draw:text-style-name="P9" svg:width="1.3394in" svg:height="0.824in" svg:x="2.2008in" svg:y="0.0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3" draw:text-style-name="P9" svg:width="0.7953in" svg:height="0.824in" svg:x="0.9835in" svg:y="0.0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3" draw:text-style-name="P9" svg:width="0.7953in" svg:height="0.824in" svg:x="3.9402in" svg:y="0.0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4" draw:style-name="gr5" draw:text-style-name="P11" svg:width="0.215in" svg:height="0.2224in" svg:x="0.848in" svg:y="0.0654in"><draw:text-box><text:p>A</text:p></draw:text-box></draw:frame></text:p>
      <text:p text:style-name="P1"><draw:custom-shape text:anchor-type="paragraph" draw:z-index="5" draw:name="Shape2" draw:style-name="gr4" draw:text-style-name="P10" svg:width="0.2217in" svg:height="0.2217in" svg:x="3.0665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2" draw:style-name="gr4" draw:text-style-name="P10" svg:width="0.2217in" svg:height="0.2217in" svg:x="2.4366in" svg:y="0.1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4" draw:text-style-name="P10" svg:width="0.2217in" svg:height="0.2217in" svg:x="1.4209in" svg:y="0.1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4" draw:text-style-name="P10" svg:width="0.2217in" svg:height="0.2217in" svg:x="4.0693in" svg:y="0.1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0" draw:name="Shape3" draw:style-name="gr1" draw:text-style-name="P8" svg:x1="1.5425in" svg:y1="0.0929in" svg:x2="2.5232in" svg:y2="0.0929in"><text:p/></draw:line><draw:line text:anchor-type="paragraph" draw:z-index="1" draw:name="Shape3" draw:style-name="gr1" draw:text-style-name="P8" svg:x1="3.1744in" svg:y1="0.0929in" svg:x2="4.1551in" svg:y2="0.0929in"><text:p/></draw:line></text:p>
      <text:p text:style-name="P1"><draw:frame text:anchor-type="paragraph" draw:z-index="12" draw:name="Shape5" draw:style-name="gr6" draw:text-style-name="P11" svg:width="0.187in" svg:height="0.1925in" svg:x="1.4555in" svg:y="0.0154in"><draw:text-box><text:p>a</text:p></draw:text-box></draw:frame><draw:frame text:anchor-type="paragraph" draw:z-index="13" draw:name="Shape5" draw:style-name="gr6" draw:text-style-name="P11" svg:width="0.187in" svg:height="0.2323in" svg:x="2.5654in" svg:y="0.0154in"><draw:text-box><text:p>b<text:span text:style-name="T9">0</text:span></text:p></draw:text-box></draw:frame><draw:frame text:anchor-type="paragraph" draw:z-index="14" draw:name="Shape5" draw:style-name="gr6" draw:text-style-name="P11" svg:width="0.187in" svg:height="0.2323in" svg:x="3.1016in" svg:y="0.0083in"><draw:text-box><text:p>b<text:span text:style-name="T9">1</text:span></text:p></draw:text-box></draw:frame><draw:frame text:anchor-type="paragraph" draw:z-index="15" draw:name="Shape5" draw:style-name="gr6" draw:text-style-name="P11" svg:width="0.187in" svg:height="0.1925in" svg:x="4.1543in" svg:y="0.0154in"><draw:text-box><text:p>c</text:p></draw:text-box></draw:frame></text:p>
      <text:p text:style-name="P1"/>
      <text:p text:style-name="P1"/>
      <text:p text:style-name="P4"/>
      <text:p text:style-name="P4">The expression `A=C` means that the spaces `A` and `C` are connected.</text:p>
      <text:p text:style-name="P4">Notice that `a=c` is not provable, but it would be, if `b<text:span text:style-name="T2">0</text:span>=b<text:span text:style-name="T2">1</text:span>` is added as assumption.</text:p>
      <text:p text:style-name="P4"/>
      <text:p text:style-name="P4">The intuition is that connectivity of spaces follow a rule where for any two points within a space, <text:span text:style-name="T5">one can contract them together to a single point. When any point is connected to a point inside another space, all the points inside the new space becomes contractible with any points the first space. This way, one can chain spaces together.</text:span></text:p>
      <text:p text:style-name="P4"/>
      <text:p text:style-name="P5">This technique can be generalized to <text:span text:style-name="T6">any room layout, where one would like to prove whether it is possible to move from one place to another.</text:span></text:p>
      <text:h text:style-name="P7" text:outline-level="3">References:</text:h>
      <text:p text:style-name="P6"/>
      <text:p text:style-name="P6"><text:reference-mark-start text:name="path semantical logic"/>[1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7">https://github.com/advancedresearch/path_semantics/blob/master/sequences.md#path-semantical-logic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9:13:51.379824000</meta:creation-date>
    <dc:date>2020-09-04T20:01:09.179811000</dc:date>
    <meta:editing-duration>PT6M16S</meta:editing-duration>
    <meta:editing-cycles>1</meta:editing-cycles>
    <meta:document-statistic meta:table-count="0" meta:image-count="0" meta:object-count="0" meta:page-count="2" meta:paragraph-count="17" meta:word-count="208" meta:character-count="1260" meta:non-whitespace-character-count="1059"/>
    <meta:generator>LibreOffice/5.1.2.2$MacOSX_X86_64 LibreOffice_project/d3bf12ecb743fc0d20e0be0c58ca359301eb705f</meta:generator>
  </office:meta>
</office:document-meta>
</file>